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5.809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teven_Bastiaens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3">
            <text:p>13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Timesheet invullen, verslag 1 verder maken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8">
            <text:p>18/02/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2" table:number-rows-repeated="4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2])" office:value-type="float" office:value="6.5">
            <text:p>6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3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0">
            <text:p>20/02/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2" table:number-rows-repeated="7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7:.C24])" office:value-type="float" office:value="1">
            <text:p>1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4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29:.C36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5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1:.C48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17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17:08.91</dc:date>
    <meta:editing-cycles>31</meta:editing-cycles>
    <meta:editing-duration>PT49M49S</meta:editing-duration>
    <meta:document-statistic meta:table-count="1" meta:cell-count="43" meta:object-count="0"/>
  </office:meta>
</office:document-meta>
</file>